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8a5c" officeooo:paragraph-rsid="00038a5c"/>
    </style:style>
    <style:style style:name="P2" style:family="paragraph" style:parent-style-name="Standard">
      <style:paragraph-properties style:line-height-at-least="0.198in"/>
      <style:text-properties fo:color="#d4d4d4" style:font-name="Droid Sans Mono" fo:font-size="10.5pt" fo:font-weight="normal" fo:background-color="#1e1e1e"/>
    </style:style>
    <style:style style:name="P3" style:family="paragraph" style:parent-style-name="Standard">
      <style:text-properties officeooo:rsid="00038a5c" officeooo:paragraph-rsid="00038a5c" fo:background-color="transparent"/>
    </style:style>
    <style:style style:name="P4" style:family="paragraph" style:parent-style-name="Standard">
      <style:text-properties officeooo:rsid="00038a5c" officeooo:paragraph-rsid="00077bcb" fo:background-color="transparent"/>
    </style:style>
    <style:style style:name="P5" style:family="paragraph" style:parent-style-name="Standard">
      <style:text-properties officeooo:rsid="0004a310" officeooo:paragraph-rsid="0004a310" fo:background-color="transparent"/>
    </style:style>
    <style:style style:name="P6" style:family="paragraph" style:parent-style-name="Standard" style:list-style-name="L5">
      <style:text-properties officeooo:rsid="0004a310" officeooo:paragraph-rsid="0004a310" fo:background-color="transparent"/>
    </style:style>
    <style:style style:name="P7" style:family="paragraph" style:parent-style-name="Standard" style:list-style-name="L5">
      <style:text-properties officeooo:rsid="0005563d" officeooo:paragraph-rsid="0005563d" fo:background-color="transparent"/>
    </style:style>
    <style:style style:name="P8" style:family="paragraph" style:parent-style-name="Standard">
      <style:text-properties officeooo:rsid="0005563d" officeooo:paragraph-rsid="0005563d" fo:background-color="transparent"/>
    </style:style>
    <style:style style:name="P9" style:family="paragraph" style:parent-style-name="Standard" style:list-style-name="L7">
      <style:text-properties officeooo:rsid="0005563d" officeooo:paragraph-rsid="0005563d" fo:background-color="transparent"/>
    </style:style>
    <style:style style:name="P10" style:family="paragraph" style:parent-style-name="Standard" style:list-style-name="L7">
      <style:text-properties officeooo:rsid="0005563d" officeooo:paragraph-rsid="00071978" fo:background-color="transparent"/>
    </style:style>
    <style:style style:name="P11" style:family="paragraph" style:parent-style-name="Standard" style:list-style-name="L5">
      <style:text-properties officeooo:rsid="00071978" officeooo:paragraph-rsid="00071978" fo:background-color="transparent"/>
    </style:style>
    <style:style style:name="P12" style:family="paragraph" style:parent-style-name="Standard">
      <style:text-properties officeooo:rsid="00071978" officeooo:paragraph-rsid="00071978" fo:background-color="transparent"/>
    </style:style>
    <style:style style:name="P13" style:family="paragraph" style:parent-style-name="Standard" style:list-style-name="L8">
      <style:text-properties officeooo:rsid="00071978" officeooo:paragraph-rsid="00071978" fo:background-color="transparent"/>
    </style:style>
    <style:style style:name="P14" style:family="paragraph" style:parent-style-name="Standard">
      <style:text-properties officeooo:rsid="00084d85" officeooo:paragraph-rsid="00084d85" fo:background-color="transparent"/>
    </style:style>
    <style:style style:name="P15" style:family="paragraph" style:parent-style-name="Standard">
      <style:text-properties fo:color="#000000" style:font-name="Droid Sans Mono" fo:font-size="10.5pt" fo:font-weight="normal" officeooo:rsid="00038a5c" officeooo:paragraph-rsid="00038a5c" fo:background-color="transparent"/>
    </style:style>
    <style:style style:name="P16" style:family="paragraph" style:parent-style-name="Standard">
      <style:text-properties fo:color="#000000" style:font-name="Droid Sans Mono" fo:font-size="10.5pt" fo:font-weight="normal" officeooo:rsid="00038a5c" officeooo:paragraph-rsid="00077bcb" fo:background-color="transparent"/>
    </style:style>
    <style:style style:name="P17" style:family="paragraph" style:parent-style-name="Standard">
      <style:paragraph-properties style:line-height-at-least="0.198in"/>
      <style:text-properties fo:color="#000000" style:font-name="Droid Sans Mono" fo:font-size="10.5pt" fo:font-weight="normal" fo:background-color="transparent"/>
    </style:style>
    <style:style style:name="P18" style:family="paragraph" style:parent-style-name="Standard">
      <style:paragraph-properties style:line-height-at-least="0.198in" fo:text-align="start" style:justify-single-word="false"/>
      <style:text-properties fo:color="#000000" style:font-name="Droid Sans Mono" fo:font-size="10.5pt" fo:font-weight="normal" fo:background-color="transparent"/>
    </style:style>
    <style:style style:name="P19" style:family="paragraph" style:parent-style-name="Standard">
      <style:paragraph-properties style:line-height-at-least="0.198in" fo:text-align="start" style:justify-single-word="false"/>
      <style:text-properties fo:color="#000000" style:font-name="Droid Sans Mono" fo:font-size="10.5pt" fo:font-weight="normal" officeooo:rsid="0004a310" officeooo:paragraph-rsid="0004a310" fo:background-color="transparent"/>
    </style:style>
    <style:style style:name="P20" style:family="paragraph" style:parent-style-name="Standard">
      <style:text-properties fo:color="#000000" style:font-name="Droid Sans Mono" fo:font-size="10.5pt" fo:font-weight="normal" officeooo:rsid="0004a310" officeooo:paragraph-rsid="0004a310" fo:background-color="transparent"/>
    </style:style>
    <style:style style:name="P21" style:family="paragraph" style:parent-style-name="Standard">
      <style:text-properties fo:color="#000000" style:font-name="Droid Sans Mono" fo:font-size="10.5pt" fo:font-weight="normal" officeooo:rsid="0005563d" officeooo:paragraph-rsid="0005563d" fo:background-color="transparent"/>
    </style:style>
    <style:style style:name="P22" style:family="paragraph" style:parent-style-name="Standard">
      <style:paragraph-properties style:line-height-at-least="0.198in"/>
      <style:text-properties fo:color="#000000" style:font-name="Droid Sans Mono" fo:font-size="10.5pt" fo:font-weight="normal" officeooo:rsid="00077bcb" officeooo:paragraph-rsid="00077bcb" fo:background-color="transparent"/>
    </style:style>
    <style:style style:name="P23" style:family="paragraph" style:parent-style-name="Standard" style:list-style-name="L9">
      <style:paragraph-properties style:line-height-at-least="0.198in"/>
      <style:text-properties fo:color="#000000" style:font-name="Droid Sans Mono" fo:font-size="10.5pt" fo:font-weight="normal" officeooo:rsid="00077bcb" officeooo:paragraph-rsid="00077bcb" fo:background-color="transparent"/>
    </style:style>
    <style:style style:name="P24" style:family="paragraph" style:parent-style-name="Standard" style:list-style-name="L9">
      <style:paragraph-properties style:line-height-at-least="0.198in"/>
      <style:text-properties fo:color="#000000" style:font-name="Droid Sans Mono" fo:font-size="10.5pt" fo:font-weight="normal" officeooo:rsid="0007d322" officeooo:paragraph-rsid="0007d322" fo:background-color="transparent"/>
    </style:style>
    <style:style style:name="P25" style:family="paragraph" style:parent-style-name="Standard">
      <style:paragraph-properties style:line-height-at-least="0.198in"/>
      <style:text-properties fo:color="#000000" style:font-name="Droid Sans Mono" fo:font-size="10.5pt" fo:font-weight="normal" officeooo:rsid="0007d322" officeooo:paragraph-rsid="0007d322" fo:background-color="transparent"/>
    </style:style>
    <style:style style:name="P26" style:family="paragraph" style:parent-style-name="Standard">
      <style:paragraph-properties style:line-height-at-least="0.198in"/>
      <style:text-properties fo:color="#000000" style:font-name="Droid Sans Mono" fo:font-size="10.5pt" fo:font-weight="normal" officeooo:rsid="00084d85" officeooo:paragraph-rsid="00084d85" fo:background-color="transparent"/>
    </style:style>
    <style:style style:name="P27" style:family="paragraph" style:parent-style-name="Standard">
      <style:paragraph-properties style:line-height-at-least="0.198in"/>
      <style:text-properties fo:color="#000000" fo:background-color="transparent"/>
    </style:style>
    <style:style style:name="P28" style:family="paragraph" style:parent-style-name="Standard">
      <style:paragraph-properties style:line-height-at-least="0.198in" fo:text-align="start" style:justify-single-word="false"/>
      <style:text-properties fo:color="#000000" fo:background-color="transparent"/>
    </style:style>
    <style:style style:name="P29" style:family="paragraph" style:parent-style-name="Standard">
      <style:paragraph-properties style:line-height-at-least="0.198in"/>
      <style:text-properties fo:color="#000000" officeooo:rsid="0007d322" officeooo:paragraph-rsid="0007d322" fo:background-color="transparent"/>
    </style:style>
    <style:style style:name="P30" style:family="paragraph" style:parent-style-name="Standard">
      <style:text-properties officeooo:rsid="0004a310" officeooo:paragraph-rsid="00038a5c"/>
    </style:style>
    <style:style style:name="T1" style:family="text">
      <style:text-properties fo:color="#000000" style:font-name="Droid Sans Mono" fo:font-size="10.5pt" fo:font-weight="normal"/>
    </style:style>
    <style:style style:name="T2" style:family="text">
      <style:text-properties fo:color="#000000" style:font-name="Droid Sans Mono" fo:font-size="10.5pt" fo:font-weight="normal" officeooo:rsid="0004a310"/>
    </style:style>
    <style:style style:name="T3" style:family="text">
      <style:text-properties fo:color="#000000" style:font-name="Droid Sans Mono" fo:font-size="10.5pt" fo:font-weight="normal" officeooo:rsid="0005563d"/>
    </style:style>
    <style:style style:name="T4" style:family="text">
      <style:text-properties fo:color="#000000" style:font-name="Droid Sans Mono" fo:font-size="10.5pt" fo:font-weight="normal" officeooo:rsid="00077bcb"/>
    </style:style>
    <style:style style:name="T5" style:family="text">
      <style:text-properties style:font-name="Droid Sans Mono" fo:font-size="10.5pt"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Authentication METHOD:</text:p>
      <text:p text:style-name="P30"/>
      <text:p text:style-name="P15">class SafeJWTAuthentication(BaseAuthentication):</text:p>
      <text:p text:style-name="P18"><text:tab/>def authenticate(self, request):</text:p>
      <text:p text:style-name="P28"/>
      <text:p text:style-name="P18"><text:tab/>User = get_user_model()</text:p>
      <text:p text:style-name="P18"><text:tab/>authorization_heaader = request.headers.get('Authorization')</text:p>
      <text:p text:style-name="P28"/>
      <text:p text:style-name="P18"><text:tab/>if not authorization_heaader:</text:p>
      <text:p text:style-name="P18"><text:tab/><text:tab/>return None</text:p>
      <text:p text:style-name="P18"><text:tab/>try:</text:p>
      <text:p text:style-name="P18"><text:tab/><text:tab/># header = 'Token xxxxxxxxxxxxxxxxxxxxxxxx'</text:p>
      <text:p text:style-name="P18"><text:tab/><text:tab/>access_token = authorization_heaader.split(' ')[1]</text:p>
      <text:p text:style-name="P18"><text:tab/><text:tab/>payload = jwt.decode(</text:p>
      <text:p text:style-name="P18"><text:tab/><text:tab/><text:tab/>access_token, settings.SECRET_KEY, algorithms=['HS256'])</text:p>
      <text:p text:style-name="P28"/>
      <text:p text:style-name="P18"><text:tab/>except jwt.ExpiredSignatureError:</text:p>
      <text:p text:style-name="P18"><text:tab/><text:tab/>raise exceptions.AuthenticationFailed('access_token expired')</text:p>
      <text:p text:style-name="P18"><text:tab/>except IndexError:</text:p>
      <text:p text:style-name="P18"><text:tab/><text:tab/>raise exceptions.AuthenticationFailed('Token prefix missing')</text:p>
      <text:p text:style-name="P28"/>
      <text:p text:style-name="P18"><text:tab/>user = User.objects.filter(id=payload['user_id']).first()</text:p>
      <text:p text:style-name="P18"><text:tab/>if user is None:</text:p>
      <text:p text:style-name="P18"><text:tab/><text:tab/>raise exceptions.AuthenticationFailed('User not found')</text:p>
      <text:p text:style-name="P28"/>
      <text:p text:style-name="P18"><text:tab/>if not user.is_active:</text:p>
      <text:p text:style-name="P18"><text:tab/><text:tab/>raise exceptions.AuthenticationFailed('user is inactive')</text:p>
      <text:p text:style-name="P28"/>
      <text:p text:style-name="P18"><text:tab/>self.enforce_csrf(request)</text:p>
      <text:p text:style-name="P18"><text:tab/>return (user, None)</text:p>
      <text:p text:style-name="P19"/>
      <text:p text:style-name="P27"/>
      <text:p text:style-name="P17"><text:tab/>def enforce_csrf(self, request):</text:p>
      <text:p text:style-name="P17"><text:tab/>"""</text:p>
      <text:p text:style-name="P17"><text:tab/>Enforce CSRF validation</text:p>
      <text:p text:style-name="P17"><text:tab/>"""</text:p>
      <text:p text:style-name="P17"><text:tab/><text:tab/>check = CSRFCheck()</text:p>
      <text:p text:style-name="P17"><text:tab/><text:tab/># populates request.META['CSRF_COOKIE'], which is used in process_view()</text:p>
      <text:p text:style-name="P17"><text:tab/><text:tab/>check.process_request(request)</text:p>
      <text:p text:style-name="P17"><text:tab/><text:tab/>reason = check.process_view(request, None, (), {})</text:p>
      <text:p text:style-name="P17"><text:tab/><text:tab/>print(reason)</text:p>
      <text:p text:style-name="P17"><text:tab/><text:tab/>if reason:</text:p>
      <text:p text:style-name="P17"><text:tab/><text:tab/><text:tab/># CSRF failed, bail with explicit error message</text:p>
      <text:p text:style-name="P17"><text:tab/><text:tab/><text:tab/>raise exceptions.PermissionDenied('CSRF Failed: %s' % reason)</text:p>
      <text:p text:style-name="P3"/>
      <text:p text:style-name="P3"/>
      <text:p text:style-name="P5">How it works:</text:p>
      <text:list xml:id="list660281743" text:style-name="L5">
        <text:list-item>
          <text:p text:style-name="P6">after user login to site server return RESPONSE which contain two types of DATA</text:p>
        </text:list-item>
        <text:list-item>
          <text:p text:style-name="P6">DATA type(1):</text:p>
          <text:p text:style-name="P6"><text:soft-page-break/>THE RESPONSE BODY, which contain the ACCESS_TOKEN</text:p>
        </text:list-item>
        <text:list-item>
          <text:p text:style-name="P6">DATA type(2):</text:p>
          <text:p text:style-name="P6">THE RESPONSE HEADERS, which contain COOKIES</text:p>
          <text:p text:style-name="P6">(SET_COOKIE: REFRESH_TOKEN, SET_COOKIE: CSRFTOKEN) </text:p>
        </text:list-item>
        <text:list-item>
          <text:p text:style-name="P6">METHOD(POST) user should resend ACCESS_TOKEN and CSRFTOKEN with every REQUEST</text:p>
        </text:list-item>
        <text:list-item>
          <text:p text:style-name="P6">METHOD(GET) user should resend ACCESS_TOKEN with every REQUEST</text:p>
        </text:list-item>
        <text:list-item>
          <text:p text:style-name="P7">after user call API to make action Server obtain the REQUEST HEADERS to split the ACCESS_TOKEN, if REQUEST METHOD is POST, Server obtain CSRFTOKEN too to check that user is AUTHENTICATED</text:p>
        </text:list-item>
        <text:list-item>
          <text:p text:style-name="P7">if CSRFTOKEN not valid or expired, Server sends RESPONSE to user with the error</text:p>
        </text:list-item>
        <text:list-item>
          <text:p text:style-name="P7">if ACCESS_TOKEN and CSRFTOKEN are valid, Server send STATUS=200 CODE=4, then return success to user</text:p>
        </text:list-item>
        <text:list-item>
          <text:p text:style-name="P11">ACCESS_TOKEN and REFRESH_TOKEN are encoded with UTF-8, encrypted with <text:s/><text:span text:style-name="T1">HS256 method which take <text:s/>SECRET_KEY auto generated</text:span></text:p>
        </text:list-item>
      </text:list>
      <text:p text:style-name="P8"/>
      <text:p text:style-name="P8"/>
      <text:p text:style-name="P8">CREATING ACCESS_TOKEN and CSRFTOKEN and REFRESH_TOKEN:</text:p>
      <text:p text:style-name="P8"/>
      <text:p text:style-name="P21">def generate_access_token(user):</text:p>
      <text:p text:style-name="P27"/>
      <text:p text:style-name="P17"><text:tab/>access_token_payload = {</text:p>
      <text:p text:style-name="P17"><text:tab/><text:tab/>'user_id': user.id,</text:p>
      <text:p text:style-name="P17"><text:tab/><text:tab/>'exp': datetime.datetime.utcnow() + datetime.timedelta(days=0, <text:tab/><text:tab/><text:tab/><text:tab/><text:tab/>minutes=45),</text:p>
      <text:p text:style-name="P17"><text:tab/><text:tab/>'iat': datetime.datetime.utcnow(),</text:p>
      <text:p text:style-name="P17"><text:tab/>}</text:p>
      <text:p text:style-name="P17"><text:tab/>access_token = jwt.encode(access_token_payload,</text:p>
      <text:p text:style-name="P17"><text:tab/>settings.SECRET_KEY, algorithm='HS256').decode('utf-8')</text:p>
      <text:p text:style-name="P17"><text:tab/>return access_token</text:p>
      <text:p text:style-name="P8">The <text:s/><text:span text:style-name="T1">generate_access_token function take user data, then create an ACCESS_TOKEN, so what ACCESS_TOKEN contain:</text:span></text:p>
      <text:list xml:id="list1032960804" text:style-name="L7">
        <text:list-item>
          <text:p text:style-name="P9"><text:span text:style-name="T1">USER_ID : the identifier number of user</text:span></text:p>
        </text:list-item>
        <text:list-item>
          <text:p text:style-name="P9"><text:span text:style-name="T1">EXP_TIME: the time which ACCESS_TOKEN will expire in</text:span></text:p>
        </text:list-item>
        <text:list-item>
          <text:p text:style-name="P10"><text:span text:style-name="T1">CURRENT_TIME: the current time of user request </text:span></text:p>
        </text:list-item>
      </text:list>
      <text:p text:style-name="P5"/>
      <text:p text:style-name="P5"/>
      <text:p text:style-name="P20">def generate_refresh_token(user, token_version):</text:p>
      <text:p text:style-name="P17"><text:tab/>refresh_token_payload = {</text:p>
      <text:p text:style-name="P17"><text:tab/><text:tab/>'user_id': user.id,</text:p>
      <text:p text:style-name="P17"><text:tab/><text:tab/>'exp': datetime.datetime.utcnow() + datetime.timedelta(days=7),</text:p>
      <text:p text:style-name="P17"><text:tab/><text:tab/>'iat': datetime.datetime.utcnow(),</text:p>
      <text:p text:style-name="P17"><text:tab/><text:tab/>'token': token_version.key</text:p>
      <text:p text:style-name="P17"><text:tab/>}</text:p>
      <text:p text:style-name="P17"><text:tab/>refresh_token = jwt.encode(</text:p>
      <text:p text:style-name="P17"><text:tab/>refresh_token_payload, settings.REFRESH_TOKEN_SECRET, <text:tab/>algorithm='HS256').decode('utf-8')</text:p>
      <text:p text:style-name="P27"/>
      <text:p text:style-name="P17"><text:tab/>return refresh_token</text:p>
      <text:p text:style-name="P5"/>
      <text:p text:style-name="P12">The <text:s/><text:span text:style-name="T2">generate_refresh_token </text:span><text:span text:style-name="T1">function works with the same type of <text:s/></text:span><text:span text:style-name="T3">generate_access_token function, </text:span><text:span text:style-name="T1">but is contain also:</text:span></text:p>
      <text:list xml:id="list206666885" text:style-name="L8">
        <text:list-item>
          <text:p text:style-name="P13"><text:soft-page-break/><text:span text:style-name="T1">USER_STATIC_TOKEN: the token which created automatically to each user </text:span></text:p>
        </text:list-item>
      </text:list>
      <text:p text:style-name="P12"><text:span text:style-name="T1"/></text:p>
      <text:p text:style-name="P12"><text:span text:style-name="T1"/></text:p>
      <text:p text:style-name="P4"><text:span text:style-name="T4">Authorization</text:span><text:span text:style-name="T1"> METHOD:</text:span></text:p>
      <text:p text:style-name="P4"><text:span text:style-name="T1"/></text:p>
      <text:p text:style-name="P16">user = User.objects.filter(username=username).first()</text:p>
      <text:p text:style-name="P17">if(user is None):</text:p>
      <text:p text:style-name="P17"><text:tab/>raise exceptions.AuthenticationFailed('user not found')</text:p>
      <text:p text:style-name="P17">if (not user.check_password(password)):</text:p>
      <text:p text:style-name="P17"><text:tab/>raise exceptions.AuthenticationFailed('wrong password')</text:p>
      <text:p text:style-name="P17"/>
      <text:p text:style-name="P22">the Auth method is simple after user login with user name and password, Server check that user is Authenticated, then obtain the user, then check that the entered password belongs to the entered username, if the obtained is success Server check that password is correct, final if Server send RESPONSE STATUS=200 CODE=4</text:p>
      <text:p text:style-name="P22"/>
      <text:p text:style-name="P22"/>
      <text:p text:style-name="P22">LOGIN VIEW:</text:p>
      <text:p text:style-name="P22"/>
      <text:p text:style-name="P22">@api_view(['POST'])</text:p>
      <text:p text:style-name="P17">@permission_classes([AllowAny])</text:p>
      <text:p text:style-name="P17">@ensure_csrf_cookie</text:p>
      <text:p text:style-name="P22">access_token = generate_access_token(user)</text:p>
      <text:p text:style-name="P17">token_version = Token.objects.get(user=user)</text:p>
      <text:p text:style-name="P17">if(token_version is None):</text:p>
      <text:p text:style-name="P17">response.data = {'token_version': 'token version not exist'}</text:p>
      <text:p text:style-name="P17">refresh_token = generate_refresh_token(user, token_version)</text:p>
      <text:p text:style-name="P27"/>
      <text:p text:style-name="P29">#4</text:p>
      <text:p text:style-name="P17">response.set_cookie(key='refreshtoken', value=refresh_token, httponly=True)</text:p>
      <text:p text:style-name="P22"/>
      <text:list xml:id="list734646818" text:style-name="L9">
        <text:list-item>
          <text:p text:style-name="P23">@api_view(['POST']): make login function works only with method post</text:p>
        </text:list-item>
        <text:list-item>
          <text:p text:style-name="P23">@permission_classes([AllowAny]): give authentication to all users to login</text:p>
        </text:list-item>
        <text:list-item>
          <text:p text:style-name="P23">@ensure_csrf_cookie: create the CSRFTOKEN and set it to RESPONSE_HEADRES</text:p>
        </text:list-item>
        <text:list-item>
          <text:p text:style-name="P24">set REFRESH_TOKEN to RESPONSE_HEADERS</text:p>
        </text:list-item>
      </text:list>
      <text:p text:style-name="P25"/>
      <text:p text:style-name="P26">Authorization DECORATORS:</text:p>
      <text:p text:style-name="P26"/>
      <text:p text:style-name="P26">def headMaster_role(view_func):</text:p>
      <text:p text:style-name="P17"><text:tab/>def _wrapped_view_func(request, *args, **kwargs):</text:p>
      <text:p text:style-name="P17"><text:tab/><text:tab/>if request.user.role != 'HM':</text:p>
      <text:p text:style-name="P17"><text:tab/><text:tab/><text:tab/># raise Http404</text:p>
      <text:p text:style-name="P27"/>
      <text:p text:style-name="P17"><text:tab/><text:tab/><text:tab/>return Response({'EError': '{}'.format(request.user.role)})</text:p>
      <text:p text:style-name="P17"><text:tab/><text:tab/>return view_func(request, *args, **kwargs)</text:p>
      <text:p text:style-name="P17"><text:tab/>return _wrapped_view_func</text:p>
      <text:p text:style-name="P26"/>
      <text:p text:style-name="P2"/>
      <text:p text:style-name="P14"><text:span text:style-name="T1">The <text:s/>headMaster Decorator: check that the request user has the authenticated role to access the view.</text:span></text:p>
      <text:p text:style-name="P14"><text:span text:style-name="T1"/></text:p>
      <text:p text:style-name="P14"><text:soft-page-break/><text:span text:style-name="T1">There are 3 more Decorators works with the same structure put with defrents roles(HM=head master, T=teacher, P=parent, S=stu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0:14:39.002046003</meta:creation-date>
    <dc:date>2020-06-01T13:58:32.017306000</dc:date>
    <meta:editing-duration>PT19M1S</meta:editing-duration>
    <meta:editing-cycles>3</meta:editing-cycles>
    <meta:generator>LibreOffice/6.0.7.3$Linux_X86_64 LibreOffice_project/00m0$Build-3</meta:generator>
    <meta:document-statistic meta:table-count="0" meta:image-count="0" meta:object-count="0" meta:page-count="4" meta:paragraph-count="106" meta:word-count="559" meta:character-count="5052" meta:non-whitespace-character-count="4510"/>
  </office:meta>
</office:document-meta>
</file>